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7.084cm" style:rel-column-width="2730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cm" fo:border="none" style:writing-mode="page"/>
    </style:style>
    <style:style style:name="Table1.A2" style:family="table-cell">
      <style:table-cell-properties fo:background-color="#729fcf" fo:padding="0cm" fo:border="none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375cm" style:rel-column-width="24576*"/>
    </style:style>
    <style:style style:name="Table2.B" style:family="table-column">
      <style:table-column-properties style:column-width="5.313cm" style:rel-column-width="20479*"/>
    </style:style>
    <style:style style:name="Table2.C" style:family="table-column">
      <style:table-column-properties style:column-width="1.062cm" style:rel-column-width="4096*"/>
    </style:style>
    <style:style style:name="Table2.D" style:family="table-column">
      <style:table-column-properties style:column-width="4.251cm" style:rel-column-width="16384*"/>
    </style:style>
    <style:style style:name="Table2.A1" style:family="table-cell">
      <style:table-cell-properties fo:padding="0cm" fo:border="none" style:writing-mode="page"/>
    </style:style>
    <style:style style:name="Table2.A2" style:family="table-cell">
      <style:table-cell-properties fo:background-color="#729fcf" fo:padding="0cm" fo:border="none" style:writing-mode="page">
        <style:background-image/>
      </style:table-cell-properties>
    </style:style>
    <style:style style:name="Table2.A3" style:family="table-cell">
      <style:table-cell-properties fo:background-color="#50938a" fo:padding="0cm" fo:border="none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6.375cm" style:rel-column-width="24576*"/>
    </style:style>
    <style:style style:name="Table3.B" style:family="table-column">
      <style:table-column-properties style:column-width="6.375cm" style:rel-column-width="24575*"/>
    </style:style>
    <style:style style:name="Table3.C" style:family="table-column">
      <style:table-column-properties style:column-width="4.251cm" style:rel-column-width="16384*"/>
    </style:style>
    <style:style style:name="Table3.A1" style:family="table-cell">
      <style:table-cell-properties fo:padding="0cm" fo:border="none" style:writing-mode="page"/>
    </style:style>
    <style:style style:name="Table3.A2" style:family="table-cell">
      <style:table-cell-properties fo:background-color="#729fcf" fo:padding="0cm" fo:border="none" style:writing-mode="page">
        <style:background-image/>
      </style:table-cell-properties>
    </style:style>
    <style:style style:name="Table3.A3" style:family="table-cell">
      <style:table-cell-properties fo:background-color="#50938a" fo:padding="0cm" fo:border="none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font-size="12pt" officeooo:paragraph-rsid="0016ec57" style:font-size-asian="12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12pt" officeooo:rsid="0018c326" officeooo:paragraph-rsid="0018c326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452d1e" officeooo:paragraph-rsid="0016ec57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4be921" officeooo:paragraph-rsid="0016ec57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51c60c" officeooo:paragraph-rsid="0016ec5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4f1650" officeooo:paragraph-rsid="0016ec57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51c60c" officeooo:paragraph-rsid="0016ec57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6ec57" fo:background-color="transparen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452d1e" officeooo:paragraph-rsid="0016ec57" fo:background-color="transparen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452d1e" officeooo:paragraph-rsid="0016ec5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6f33da" officeooo:paragraph-rsid="0016ec5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71c522" officeooo:paragraph-rsid="0016ec5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paragraph-rsid="0016ec5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8b4f70" officeooo:paragraph-rsid="0016ec57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545c28" officeooo:paragraph-rsid="0016ec5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58c036" officeooo:paragraph-rsid="0016ec5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557a2b" officeooo:paragraph-rsid="0016ec57" style:font-size-asian="11pt" style:font-size-complex="11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4fc7ad" officeooo:paragraph-rsid="0016ec57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size="12pt" fo:font-weight="bold" officeooo:rsid="00301dae" officeooo:paragraph-rsid="0016ec57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12pt" fo:font-weight="bold" officeooo:rsid="00301dae" officeooo:paragraph-rsid="0016ec57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text-position="super 58%" fo:font-size="12pt" officeooo:rsid="004fc7ad" officeooo:paragraph-rsid="0016ec57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7aa16e"/>
    </style:style>
    <style:style style:name="T3" style:family="text">
      <style:text-properties style:text-position="super 58%" officeooo:rsid="0085a074"/>
    </style:style>
    <style:style style:name="T4" style:family="text">
      <style:text-properties style:text-position="super 58%" officeooo:rsid="00595438"/>
    </style:style>
    <style:style style:name="T5" style:family="text">
      <style:text-properties style:text-position="super 58%" officeooo:rsid="0063b680"/>
    </style:style>
    <style:style style:name="T6" style:family="text">
      <style:text-properties style:text-position="super 58%" officeooo:rsid="00657bfe"/>
    </style:style>
    <style:style style:name="T7" style:family="text">
      <style:text-properties style:text-position="super 58%" officeooo:rsid="006f33da"/>
    </style:style>
    <style:style style:name="T8" style:family="text">
      <style:text-properties style:text-position="super 58%" officeooo:rsid="006fadbb"/>
    </style:style>
    <style:style style:name="T9" style:family="text">
      <style:text-properties style:text-position="super 58%" officeooo:rsid="00597cd0"/>
    </style:style>
    <style:style style:name="T10" style:family="text">
      <style:text-properties style:text-position="super 58%" officeooo:rsid="00ae4fcf"/>
    </style:style>
    <style:style style:name="T11" style:family="text">
      <style:text-properties style:text-position="super 58%" officeooo:rsid="00aecfd4" fo:background-color="transparent" loext:char-shading-value="0"/>
    </style:style>
    <style:style style:name="T12" style:family="text">
      <style:text-properties officeooo:rsid="0051c60c"/>
    </style:style>
    <style:style style:name="T13" style:family="text">
      <style:text-properties officeooo:rsid="004be921"/>
    </style:style>
    <style:style style:name="T14" style:family="text">
      <style:text-properties officeooo:rsid="00452d1e"/>
    </style:style>
    <style:style style:name="T15" style:family="text">
      <style:text-properties officeooo:rsid="00595438"/>
    </style:style>
    <style:style style:name="T16" style:family="text">
      <style:text-properties officeooo:rsid="0061c942"/>
    </style:style>
    <style:style style:name="T17" style:family="text">
      <style:text-properties officeooo:rsid="0063b680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63b680"/>
    </style:style>
    <style:style style:name="T20" style:family="text">
      <style:text-properties style:text-position="0% 100%" officeooo:rsid="006734a1"/>
    </style:style>
    <style:style style:name="T21" style:family="text">
      <style:text-properties style:text-position="0% 100%" officeooo:rsid="006fadbb"/>
    </style:style>
    <style:style style:name="T22" style:family="text">
      <style:text-properties style:text-position="0% 100%" officeooo:rsid="006907f5"/>
    </style:style>
    <style:style style:name="T23" style:family="text">
      <style:text-properties style:text-position="0% 100%" officeooo:rsid="006d5a69"/>
    </style:style>
    <style:style style:name="T24" style:family="text">
      <style:text-properties style:text-position="0% 100%" officeooo:rsid="006f255b"/>
    </style:style>
    <style:style style:name="T25" style:family="text">
      <style:text-properties style:text-position="0% 100%" officeooo:rsid="006f33da"/>
    </style:style>
    <style:style style:name="T26" style:family="text">
      <style:text-properties style:text-position="0% 100%" officeooo:rsid="006ac7b9"/>
    </style:style>
    <style:style style:name="T27" style:family="text">
      <style:text-properties style:text-position="0% 100%" officeooo:rsid="006ba959"/>
    </style:style>
    <style:style style:name="T28" style:family="text">
      <style:text-properties style:text-position="0% 100%" officeooo:rsid="00775b55"/>
    </style:style>
    <style:style style:name="T29" style:family="text">
      <style:text-properties style:text-position="0% 100%" officeooo:rsid="0081e889"/>
    </style:style>
    <style:style style:name="T30" style:family="text">
      <style:text-properties style:text-position="0% 100%" officeooo:rsid="0063b680" fo:background-color="transparent" loext:char-shading-value="0"/>
    </style:style>
    <style:style style:name="T31" style:family="text">
      <style:text-properties style:text-position="0% 100%" officeooo:rsid="008ec652" fo:background-color="transparent" loext:char-shading-value="0"/>
    </style:style>
    <style:style style:name="T32" style:family="text">
      <style:text-properties style:text-position="0% 100%" officeooo:rsid="0090679f" fo:background-color="transparent" loext:char-shading-value="0"/>
    </style:style>
    <style:style style:name="T33" style:family="text">
      <style:text-properties style:text-position="0% 100%" officeooo:rsid="00a65490" fo:background-color="transparent" loext:char-shading-value="0"/>
    </style:style>
    <style:style style:name="T34" style:family="text">
      <style:text-properties style:text-position="0% 100%" officeooo:rsid="00909fc7" fo:background-color="transparent" loext:char-shading-value="0"/>
    </style:style>
    <style:style style:name="T35" style:family="text">
      <style:text-properties style:text-position="0% 100%" officeooo:rsid="0091b5bc" fo:background-color="transparent" loext:char-shading-value="0"/>
    </style:style>
    <style:style style:name="T36" style:family="text">
      <style:text-properties style:text-position="0% 100%" officeooo:rsid="00a39431" fo:background-color="transparent" loext:char-shading-value="0"/>
    </style:style>
    <style:style style:name="T37" style:family="text">
      <style:text-properties style:text-position="0% 100%" officeooo:rsid="00a465d9" fo:background-color="transparent" loext:char-shading-value="0"/>
    </style:style>
    <style:style style:name="T38" style:family="text">
      <style:text-properties style:text-position="0% 100%" officeooo:rsid="00a543e5" fo:background-color="transparent" loext:char-shading-value="0"/>
    </style:style>
    <style:style style:name="T39" style:family="text">
      <style:text-properties style:text-position="0% 100%" officeooo:rsid="0093b786" fo:background-color="transparent" loext:char-shading-value="0"/>
    </style:style>
    <style:style style:name="T40" style:family="text">
      <style:text-properties style:text-position="0% 100%" officeooo:rsid="009c31de" fo:background-color="transparent" loext:char-shading-value="0"/>
    </style:style>
    <style:style style:name="T41" style:family="text">
      <style:text-properties style:text-position="0% 100%" officeooo:rsid="00a91529" fo:background-color="transparent" loext:char-shading-value="0"/>
    </style:style>
    <style:style style:name="T42" style:family="text">
      <style:text-properties style:text-position="0% 100%" officeooo:rsid="00aecfd4" fo:background-color="transparent" loext:char-shading-value="0"/>
    </style:style>
    <style:style style:name="T43" style:family="text">
      <style:text-properties style:text-position="0% 100%" officeooo:rsid="00b07882" fo:background-color="transparent" loext:char-shading-value="0"/>
    </style:style>
    <style:style style:name="T44" style:family="text">
      <style:text-properties style:text-position="0% 100%" officeooo:rsid="00b70809" fo:background-color="transparent" loext:char-shading-value="0"/>
    </style:style>
    <style:style style:name="T45" style:family="text">
      <style:text-properties style:text-position="0% 100%" officeooo:rsid="00c22cb3" fo:background-color="transparent" loext:char-shading-value="0"/>
    </style:style>
    <style:style style:name="T46" style:family="text">
      <style:text-properties style:text-position="0% 100%" officeooo:rsid="00c060f5" fo:background-color="transparent" loext:char-shading-value="0"/>
    </style:style>
    <style:style style:name="T47" style:family="text">
      <style:text-properties style:text-position="0% 100%" officeooo:rsid="00bb44e3" fo:background-color="transparent" loext:char-shading-value="0"/>
    </style:style>
    <style:style style:name="T48" style:family="text">
      <style:text-properties style:text-position="0% 100%" officeooo:rsid="00bc9ce5" fo:background-color="transparent" loext:char-shading-value="0"/>
    </style:style>
    <style:style style:name="T49" style:family="text">
      <style:text-properties style:text-position="0% 100%" officeooo:rsid="00c666bd" fo:background-color="transparent" loext:char-shading-value="0"/>
    </style:style>
    <style:style style:name="T50" style:family="text">
      <style:text-properties style:text-position="0% 100%" officeooo:rsid="00c4198c" fo:background-color="transparent" loext:char-shading-value="0"/>
    </style:style>
    <style:style style:name="T51" style:family="text">
      <style:text-properties style:text-position="0% 100%" officeooo:rsid="00c7cc97" fo:background-color="transparent" loext:char-shading-value="0"/>
    </style:style>
    <style:style style:name="T52" style:family="text">
      <style:text-properties officeooo:rsid="00657bfe"/>
    </style:style>
    <style:style style:name="T53" style:family="text">
      <style:text-properties officeooo:rsid="0062bbb3"/>
    </style:style>
    <style:style style:name="T54" style:family="text">
      <style:text-properties officeooo:rsid="006ac7b9"/>
    </style:style>
    <style:style style:name="T55" style:family="text">
      <style:text-properties officeooo:rsid="0068ac24"/>
    </style:style>
    <style:style style:name="T56" style:family="text">
      <style:text-properties officeooo:rsid="006f33da"/>
    </style:style>
    <style:style style:name="T57" style:family="text">
      <style:text-properties officeooo:rsid="006fadbb"/>
    </style:style>
    <style:style style:name="T58" style:family="text">
      <style:text-properties officeooo:rsid="00559c68"/>
    </style:style>
    <style:style style:name="T59" style:family="text">
      <style:text-properties officeooo:rsid="006907f5"/>
    </style:style>
    <style:style style:name="T60" style:family="text">
      <style:text-properties officeooo:rsid="006a956c"/>
    </style:style>
    <style:style style:name="T61" style:family="text">
      <style:text-properties officeooo:rsid="00597cd0"/>
    </style:style>
    <style:style style:name="T62" style:family="text">
      <style:text-properties officeooo:rsid="00758529"/>
    </style:style>
    <style:style style:name="T63" style:family="text">
      <style:text-properties officeooo:rsid="007aa16e"/>
    </style:style>
    <style:style style:name="T64" style:family="text">
      <style:text-properties officeooo:rsid="005644e5"/>
    </style:style>
    <style:style style:name="T65" style:family="text">
      <style:text-properties officeooo:rsid="005f155c"/>
    </style:style>
    <style:style style:name="T66" style:family="text">
      <style:text-properties officeooo:rsid="00795e16"/>
    </style:style>
    <style:style style:name="T67" style:family="text">
      <style:text-properties officeooo:rsid="0081e889"/>
    </style:style>
    <style:style style:name="T68" style:family="text">
      <style:text-properties officeooo:rsid="0080af6b"/>
    </style:style>
    <style:style style:name="T69" style:family="text">
      <style:text-properties officeooo:rsid="00840e94"/>
    </style:style>
    <style:style style:name="T70" style:family="text">
      <style:text-properties officeooo:rsid="008b4f70"/>
    </style:style>
    <style:style style:name="T71" style:family="text">
      <style:text-properties officeooo:rsid="0061c942" fo:background-color="transparent" loext:char-shading-value="0"/>
    </style:style>
    <style:style style:name="T72" style:family="text">
      <style:text-properties officeooo:rsid="008d5298"/>
    </style:style>
    <style:style style:name="T73" style:family="text">
      <style:text-properties officeooo:rsid="008ec652"/>
    </style:style>
    <style:style style:name="T74" style:family="text">
      <style:text-properties officeooo:rsid="00545c28"/>
    </style:style>
    <style:style style:name="T75" style:family="text">
      <style:text-properties officeooo:rsid="0091b5bc"/>
    </style:style>
    <style:style style:name="T76" style:family="text">
      <style:text-properties officeooo:rsid="00a2b324"/>
    </style:style>
    <style:style style:name="T77" style:family="text">
      <style:text-properties officeooo:rsid="00a39431"/>
    </style:style>
    <style:style style:name="T78" style:family="text">
      <style:text-properties officeooo:rsid="00a465d9"/>
    </style:style>
    <style:style style:name="T79" style:family="text">
      <style:text-properties officeooo:rsid="00926b6d"/>
    </style:style>
    <style:style style:name="T80" style:family="text">
      <style:text-properties officeooo:rsid="009ed4ce"/>
    </style:style>
    <style:style style:name="T81" style:family="text">
      <style:text-properties officeooo:rsid="00934356"/>
    </style:style>
    <style:style style:name="T82" style:family="text">
      <style:text-properties officeooo:rsid="0093b786"/>
    </style:style>
    <style:style style:name="T83" style:family="text">
      <style:text-properties officeooo:rsid="00988c06"/>
    </style:style>
    <style:style style:name="T84" style:family="text">
      <style:text-properties officeooo:rsid="009d951e"/>
    </style:style>
    <style:style style:name="T85" style:family="text">
      <style:text-properties officeooo:rsid="009c31de"/>
    </style:style>
    <style:style style:name="T86" style:family="text">
      <style:text-properties officeooo:rsid="009484f5"/>
    </style:style>
    <style:style style:name="T87" style:family="text">
      <style:text-properties officeooo:rsid="009adca5"/>
    </style:style>
    <style:style style:name="T88" style:family="text">
      <style:text-properties officeooo:rsid="00a7cf5b"/>
    </style:style>
    <style:style style:name="T89" style:family="text">
      <style:text-properties officeooo:rsid="00aa2461"/>
    </style:style>
    <style:style style:name="T90" style:family="text">
      <style:text-properties officeooo:rsid="00ae4fcf"/>
    </style:style>
    <style:style style:name="T91" style:family="text">
      <style:text-properties officeooo:rsid="00aecfd4"/>
    </style:style>
    <style:style style:name="T92" style:family="text">
      <style:text-properties officeooo:rsid="005adeaf"/>
    </style:style>
    <style:style style:name="T93" style:family="text">
      <style:text-properties officeooo:rsid="00b043d8"/>
    </style:style>
    <style:style style:name="T94" style:family="text">
      <style:text-properties officeooo:rsid="00b07882"/>
    </style:style>
    <style:style style:name="T95" style:family="text">
      <style:text-properties officeooo:rsid="005dd4d5"/>
    </style:style>
    <style:style style:name="T96" style:family="text">
      <style:text-properties officeooo:rsid="00b23193"/>
    </style:style>
    <style:style style:name="T97" style:family="text">
      <style:text-properties officeooo:rsid="00b30fa7"/>
    </style:style>
    <style:style style:name="T98" style:family="text">
      <style:text-properties officeooo:rsid="00b48a6a"/>
    </style:style>
    <style:style style:name="T99" style:family="text">
      <style:text-properties officeooo:rsid="00b5e3c9"/>
    </style:style>
    <style:style style:name="T100" style:family="text">
      <style:text-properties officeooo:rsid="00c35a4f"/>
    </style:style>
    <style:style style:name="T101" style:family="text">
      <style:text-properties officeooo:rsid="00b70809"/>
    </style:style>
    <style:style style:name="T102" style:family="text">
      <style:text-properties officeooo:rsid="00baec1f"/>
    </style:style>
    <style:style style:name="T103" style:family="text">
      <style:text-properties officeooo:rsid="00bb44e3"/>
    </style:style>
    <style:style style:name="T104" style:family="text">
      <style:text-properties officeooo:rsid="00c060f5"/>
    </style:style>
    <style:style style:name="T105" style:family="text">
      <style:text-properties officeooo:rsid="00c5da20"/>
    </style:style>
    <style:style style:name="T106" style:family="text">
      <style:text-properties officeooo:rsid="00c666bd"/>
    </style:style>
    <style:style style:name="T107" style:family="text">
      <style:text-properties officeooo:rsid="00c7cc97"/>
    </style:style>
    <style:style style:name="T108" style:family="text">
      <style:text-properties officeooo:rsid="00c67783"/>
    </style:style>
    <style:style style:name="T109" style:family="text">
      <style:text-properties officeooo:rsid="005cae8c"/>
    </style:style>
    <style:style style:name="T110" style:family="text">
      <style:text-properties officeooo:rsid="001a7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ppendix 1: Theoretical Analysis <text:span text:style-name="T110">Complementary</text:span></text:h>
      <text:h text:style-name="P1" text:outline-level="1"><text:bookmark-start text:name="__RefHeading___Toc2735_3051670300"/>Array-<text:span text:style-name="T12">Based Maze</text:span><text:bookmark-end text:name="__RefHeading___Toc2735_3051670300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perations</text:p>
          </table:table-cell>
          <table:table-cell table:style-name="Table1.A1" office:value-type="string">
            <text:p text:style-name="P4">Worst Case</text:p>
          </table:table-cell>
          <table:table-cell table:style-name="Table1.A1" office:value-type="string">
            <text:p text:style-name="P3"><text:span text:style-name="T13">Best </text:span>Case</text:p>
          </table:table-cell>
        </table:table-row>
        <table:table-row>
          <table:table-cell table:style-name="Table1.A2" office:value-type="string">
            <text:p text:style-name="P7">__init__()</text:p>
          </table:table-cell>
          <table:table-cell table:style-name="Table1.A2" office:value-type="string">
            <text:p text:style-name="P8"><text:span text:style-name="T14">O(</text:span><text:span text:style-name="T15">n</text:span><text:span text:style-name="T4">2</text:span><text:span text:style-name="T14">) </text:span><text:span text:style-name="T16">occurs </text:span><text:span text:style-name="T17">if</text:span><text:span text:style-name="T16"> </text:span><text:span text:style-name="T17">rowNum=colNum</text:span><text:span text:style-name="T16">, </text:span><text:span text:style-name="T17">meaning we </text:span><text:span text:style-name="T16">need to initialise a (2n+2)*(2n+2) grid. </text:span><text:span text:style-name="T17">Simplified: (2n+2)</text:span><text:span text:style-name="T5">2</text:span><text:span text:style-name="T19"> ∈O(n</text:span><text:span text:style-name="T5">2</text:span><text:span text:style-name="T19">)</text:span><text:span text:style-name="T16">.</text:span></text:p>
          </table:table-cell>
          <table:table-cell table:style-name="Table1.A2" office:value-type="string">
            <text:p text:style-name="P9">O(<text:span text:style-name="T16">1</text:span>) <text:span text:style-name="T52">occurs if rowNum&amp;colNum=</text:span><text:span text:style-name="T53">1 </text:span><text:span text:style-name="T52">meaning </text:span><text:span text:style-name="T53">we </text:span><text:span text:style-name="T52">initialise a (2*1+2)</text:span><text:span text:style-name="T6">2</text:span><text:span text:style-name="T53"> </text:span><text:span text:style-name="T52">grid. Simplified </text:span><text:span text:style-name="T53">4*4 grid </text:span><text:span text:style-name="T52">= 16 </text:span><text:span text:style-name="T19">∈O(</text:span><text:span text:style-name="T20">1</text:span><text:span text:style-name="T19">)</text:span><text:span text:style-name="T53">.</text:span></text:p>
          </table:table-cell>
        </table:table-row>
        <table:table-row>
          <table:table-cell table:style-name="Table1.A1" office:value-type="string">
            <text:p text:style-name="P5">initCells()</text:p>
          </table:table-cell>
          <table:table-cell table:style-name="Table1.A1" office:value-type="string">
            <text:p text:style-name="P10">O(<text:span text:style-name="T54">n</text:span><text:span text:style-name="T7">2</text:span>) <text:span text:style-name="T55">occurs </text:span><text:span text:style-name="T56">if </text:span><text:span text:style-name="T17">rowNum=colNum</text:span><text:span text:style-name="T16">, </text:span><text:span text:style-name="T57">as we are calling the allWalls() from our MASTER class which has O(n</text:span><text:span text:style-name="T8">2</text:span><text:span text:style-name="T21">) as it contains two nested loops, iterating from 0 to n-1. </text:span></text:p>
          </table:table-cell>
          <table:table-cell table:style-name="Table1.A1" office:value-type="string">
            <text:p text:style-name="P10">O(<text:span text:style-name="T58">1</text:span>) <text:span text:style-name="T17">occurs </text:span><text:span text:style-name="T55">if addWallFlag=false, </text:span><text:span text:style-name="T59">meaning the function ends </text:span><text:span text:style-name="T60">meaning it is</text:span><text:span text:style-name="T19">∈O(</text:span><text:span text:style-name="T22">1</text:span><text:span text:style-name="T19">)</text:span></text:p>
          </table:table-cell>
        </table:table-row>
        <table:table-row>
          <table:table-cell table:style-name="Table1.A1" office:value-type="string">
            <text:p text:style-name="P3">addWall()</text:p>
          </table:table-cell>
          <table:table-cell table:style-name="Table1.A1" table:number-columns-spanned="2" office:value-type="string">
            <text:p text:style-name="P10">O(<text:span text:style-name="T58">1</text:span>) <text:span text:style-name="T54">occurs since addWall</text:span><text:span text:style-name="T56">()</text:span><text:span text:style-name="T54"> performs </text:span><text:span text:style-name="T23">checkCoordinates(), </text:span><text:span text:style-name="T24">isAdjacent(), performs a calculation in the difference between the rows, and columns of each point, and finally </text:span><text:span text:style-name="T25">checks if a wall already exists, and then otherwise </text:span><text:span text:style-name="T24">sets the </text:span><text:span text:style-name="T25">cell value to </text:span><text:span text:style-name="T24">True. </text:span><text:span text:style-name="T25">All of these operations </text:span><text:span text:style-name="T24">are</text:span><text:span text:style-name="T19">∈O(</text:span><text:span text:style-name="T26">1) </text:span><text:span text:style-name="T24">meaning that addWall() is the same </text:span><text:span text:style-name="T27">for </text:span><text:span text:style-name="T24">the </text:span><text:span text:style-name="T27">worst,</text:span><text:span text:style-name="T28"> </text:span><text:span text:style-name="T27">and best case.</text:span></text:p>
          </table:table-cell>
          <table:covered-table-cell/>
        </table:table-row>
        <table:table-row>
          <table:table-cell table:style-name="Table1.A1" office:value-type="string">
            <text:p text:style-name="P5">removeWall()</text:p>
          </table:table-cell>
          <table:table-cell table:style-name="Table1.A1" table:number-columns-spanned="2" office:value-type="string">
            <text:p text:style-name="P11">Same as above, except it checks if a <text:span text:style-name="T18">wall exists, and if it does</text:span><text:span text:style-name="T24"> </text:span><text:span text:style-name="T18">removes it by setting the cell value to False</text:span><text:span text:style-name="T24">. </text:span><text:span text:style-name="T18">Similarly, all of these operations </text:span><text:span text:style-name="T24">are</text:span><text:span text:style-name="T19">∈O(</text:span><text:span text:style-name="T26">1) </text:span><text:span text:style-name="T24">meaning that </text:span><text:span text:style-name="T18">remove</text:span><text:span text:style-name="T24">Wall() is the same </text:span><text:span text:style-name="T27">for </text:span><text:span text:style-name="T24">the </text:span><text:span text:style-name="T27">worst, and best case.</text:span></text:p>
          </table:table-cell>
          <table:covered-table-cell/>
        </table:table-row>
        <table:table-row>
          <table:table-cell table:style-name="Table1.A1" office:value-type="string">
            <text:p text:style-name="P5">hasWall()</text:p>
          </table:table-cell>
          <table:table-cell table:style-name="Table1.A1" table:number-columns-spanned="2" office:value-type="string">
            <text:p text:style-name="P11">Same as the last two, but it instead just returns True if there is a wall, or False if there is no wall. Again,<text:span text:style-name="T18"> all of these operations </text:span><text:span text:style-name="T24">are</text:span><text:span text:style-name="T19">∈O(</text:span><text:span text:style-name="T26">1) </text:span><text:span text:style-name="T24">meaning that </text:span><text:span text:style-name="T18">has</text:span><text:span text:style-name="T24">Wall() is the same </text:span><text:span text:style-name="T27">for </text:span><text:span text:style-name="T24">the </text:span><text:span text:style-name="T27">worst, </text:span><text:span text:style-name="T28">average, </text:span><text:span text:style-name="T27">and best case.</text:span></text:p>
          </table:table-cell>
          <table:covered-table-cell/>
        </table:table-row>
        <table:table-row>
          <table:table-cell table:style-name="Table1.A2" office:value-type="string">
            <text:p text:style-name="P3">neighbours()</text:p>
          </table:table-cell>
          <table:table-cell table:style-name="Table1.A2" table:number-columns-spanned="2" office:value-type="string">
            <text:p text:style-name="P12">Starting the same as the last 3, checkCoordinates() is performed first, it then creates an empty list, and then adds corresponding neighbouring cells to the list. <text:span text:style-name="T56">Again,</text:span><text:span text:style-name="T25"> all of these operations </text:span><text:span text:style-name="T24">are</text:span><text:span text:style-name="T19">∈O(</text:span><text:span text:style-name="T26">1) </text:span><text:span text:style-name="T24">meaning that </text:span><text:span text:style-name="T18">neighbours</text:span><text:span text:style-name="T24">() is the same </text:span><text:span text:style-name="T27">for </text:span><text:span text:style-name="T24">the </text:span><text:span text:style-name="T27">worst, and best case.</text:span></text:p>
          </table:table-cell>
          <table:covered-table-cell/>
        </table:table-row>
        <table:table-row>
          <table:table-cell table:style-name="Table1.A2" office:value-type="string">
            <text:p text:style-name="P6">arrayMaze</text:p>
          </table:table-cell>
          <table:table-cell table:style-name="Table1.A2" office:value-type="string">
            <text:p text:style-name="P10">O(<text:span text:style-name="T61">n</text:span><text:span text:style-name="T9">2</text:span>)</text:p>
          </table:table-cell>
          <table:table-cell table:style-name="Table1.A2" office:value-type="string">
            <text:p text:style-name="P10">O(<text:span text:style-name="T62">1</text:span>) <text:span text:style-name="T62">when </text:span><text:span text:style-name="T52">rowNum&amp;colNum=</text:span><text:span text:style-name="T53">1</text:span></text:p>
          </table:table-cell>
        </table:table-row>
      </table:table>
      <text:p text:style-name="P21">Figure 1.<text:span text:style-name="T63">1: Time Complexity for Array-Based Maze Implementation</text:span></text:p>
      <text:p text:style-name="P19"/>
      <text:p text:style-name="P20">Adjacency List <text:span text:style-name="T64">Graph Maz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Operations</text:p>
          </table:table-cell>
          <table:table-cell table:style-name="Table2.A1" table:number-columns-spanned="2" office:value-type="string">
            <text:p text:style-name="P4">Worst Case</text:p>
          </table:table-cell>
          <table:covered-table-cell/>
          <table:table-cell table:style-name="Table2.A1" office:value-type="string">
            <text:p text:style-name="P3"><text:span text:style-name="T13">Best </text:span>Case</text:p>
          </table:table-cell>
        </table:table-row>
        <table:table-row>
          <table:table-cell table:style-name="Table2.A2" office:value-type="string">
            <text:p text:style-name="P10">__init__()</text:p>
          </table:table-cell>
          <table:table-cell table:style-name="Table2.A2" table:number-columns-spanned="3" office:value-type="string">
            <text:p text:style-name="P10">O(<text:span text:style-name="T65">1</text:span>) <text:span text:style-name="T66">since all we do to initialise the adjList implementation is create an empty dictionary which is an</text:span><text:span text:style-name="T19">∈O(</text:span><text:span text:style-name="T26">1).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0">addVertex()</text:p>
          </table:table-cell>
          <table:table-cell table:style-name="Table2.A3" table:number-columns-spanned="3" office:value-type="string">
            <text:p text:style-name="P13"><text:span text:style-name="T14">O(</text:span><text:span text:style-name="T65">1</text:span><text:span text:style-name="T14">) </text:span><text:span text:style-name="T67">addVertex() checks if the </text:span><text:span text:style-name="T68">vertex </text:span><text:span text:style-name="T19">∈ </text:span><text:span text:style-name="T68">adjList</text:span><text:span text:style-name="T67">{}</text:span><text:span text:style-name="T68">, if the </text:span><text:span text:style-name="T67">vertex</text:span>∉<text:span text:style-name="T68">adjList{} it adds it as a key-value pair. </text:span><text:span text:style-name="T67">Both of these operations</text:span><text:span text:style-name="T19">∈</text:span><text:span text:style-name="T29">O(1).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0">addVertices()</text:p>
          </table:table-cell>
          <table:table-cell table:style-name="Table2.A3" office:value-type="string">
            <text:p text:style-name="P10">O(<text:span text:style-name="T65">n</text:span>) <text:span text:style-name="T69">addVertices() </text:span><text:span text:style-name="T70">loops across all vertices calling addVertex() n times, meaning addVertices()</text:span><text:span text:style-name="T30">∈O(n)</text:span><text:span text:style-name="T71">.</text:span></text:p>
          </table:table-cell>
          <table:table-cell table:style-name="Table2.A3" table:number-columns-spanned="2" office:value-type="string">
            <text:p text:style-name="P14">O(1) if adjList{} is empty then no loop will be run. </text:p>
          </table:table-cell>
          <table:covered-table-cell/>
        </table:table-row>
        <table:table-row>
          <table:table-cell table:style-name="Table2.A3" office:value-type="string">
            <text:p text:style-name="P10">addEdge()</text:p>
          </table:table-cell>
          <table:table-cell table:style-name="Table2.A3" table:number-columns-spanned="3" office:value-type="string">
            <text:p text:style-name="P10">O(<text:span text:style-name="T65">1</text:span>) <text:span text:style-name="T72">addEdge() appends the adjacency list when </text:span><text:span text:style-name="T73">both the coordinates</text:span><text:span text:style-name="T30">∈</text:span><text:span text:style-name="T31">adjacencyList </text:span><text:span text:style-name="T32">as it simply just adds </text:span><text:span text:style-name="T33">a </text:span><text:span text:style-name="T32">wall </text:span><text:span text:style-name="T34">and returns</text:span><text:span text:style-name="T32"> True</text:span><text:span text:style-name="T30">∈</text:span><text:span text:style-name="T34">O(1)</text:span><text:span text:style-name="T32">. If either or both coordinates∉adjacencyList then the function returns False</text:span><text:span text:style-name="T30">∈</text:span><text:span text:style-name="T32">O(1).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0">updateWall<text:span text:style-name="T74">()</text:span></text:p>
          </table:table-cell>
          <table:table-cell table:style-name="Table2.A3" table:number-columns-spanned="2" office:value-type="string">
            <text:p text:style-name="P10">O(<text:span text:style-name="T65">n</text:span>) <text:span text:style-name="T75">updateWall() in the worst case must search through the entire adjacencyList of the coordinates to find an edge connecting them</text:span><text:span text:style-name="T30">∈</text:span><text:span text:style-name="T32">O(</text:span><text:span text:style-name="T35">n</text:span><text:span text:style-name="T32">).</text:span></text:p>
          </table:table-cell>
          <table:covered-table-cell/>
          <table:table-cell table:style-name="Table2.A3" office:value-type="string">
            <text:p text:style-name="P10">O(<text:span text:style-name="T75">1</text:span>) <text:span text:style-name="T75">updateWall() could immediately find the edge connecting the coordinates</text:span><text:span text:style-name="T30">∈</text:span><text:span text:style-name="T32">O(1).</text:span></text:p>
          </table:table-cell>
        </table:table-row>
        <table:table-row>
          <table:table-cell table:style-name="Table2.A3" office:value-type="string">
            <text:p text:style-name="P10"><text:span text:style-name="T74">removeEdge</text:span>()</text:p>
          </table:table-cell>
          <table:table-cell table:style-name="Table2.A3" table:number-columns-spanned="2" office:value-type="string">
            <text:p text:style-name="P10">O(<text:span text:style-name="T76">n</text:span>) <text:span text:style-name="T76">removeEdge() occurs when </text:span><text:span text:style-name="T77">the two vertices are</text:span><text:span text:style-name="T30">∈</text:span><text:span text:style-name="T36">adjList{} and are connected by an Edge. Thus removeEdge() will then need to iterate through the list to find all the neighbors of these vertices to remove them, </text:span><text:span text:style-name="T37">finally returning True </text:span><text:span text:style-name="T38">meaning</text:span><text:span text:style-name="T30">∈</text:span><text:span text:style-name="T32">O(</text:span><text:span text:style-name="T36">n</text:span><text:span text:style-name="T37">)</text:span></text:p>
          </table:table-cell>
          <table:covered-table-cell/>
          <table:table-cell table:style-name="Table2.A3" office:value-type="string">
            <text:p text:style-name="P10">O(<text:span text:style-name="T76">1</text:span>) <text:span text:style-name="T78">occurs when either or both vertices∉adjList{} meaning it just returns False </text:span><text:span text:style-name="T30">∈</text:span><text:span text:style-name="T32">O(</text:span><text:span text:style-name="T37">1).</text:span></text:p>
          </table:table-cell>
        </table:table-row>
        <table:table-row>
          <table:table-cell table:style-name="Table2.A3" office:value-type="string">
            <text:p text:style-name="P10">has<text:span text:style-name="T74">Vertex</text:span>()</text:p>
          </table:table-cell>
          <table:table-cell table:style-name="Table2.A3" table:number-columns-spanned="3" office:value-type="string">
            <text:p text:style-name="P10">O(<text:span text:style-name="T79">1</text:span>) <text:span text:style-name="T79">hasVertex() simply checks if the vertice </text:span><text:span text:style-name="T80">given </text:span><text:span text:style-name="T79">is present in the adjList{}</text:span><text:span text:style-name="T30">∈</text:span><text:span text:style-name="T32">O(1).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5">hasEdge()</text:p>
          </table:table-cell>
          <table:table-cell table:style-name="Table2.A3" table:number-columns-spanned="2" office:value-type="string">
            <text:p text:style-name="P16">O(<text:span text:style-name="T81">n</text:span>) <text:span text:style-name="T81">hasEdge() occurs if one </text:span><text:span text:style-name="T82">coordinate is not in the adjList{} then it must scan through the entire list </text:span><text:span text:style-name="T83">before returning False</text:span><text:span text:style-name="T30">∈</text:span><text:span text:style-name="T32">O(</text:span><text:span text:style-name="T39">n</text:span><text:span text:style-name="T32">).</text:span></text:p>
          </table:table-cell>
          <table:covered-table-cell/>
          <table:table-cell table:style-name="Table2.A3" office:value-type="string">
            <text:p text:style-name="P16">O(<text:span text:style-name="T81">1</text:span>) <text:span text:style-name="T76">hasEdge() </text:span><text:span text:style-name="T84">occurs when the first vertex is not present in the adjList{} </text:span><text:span text:style-name="T85">thus it just returns False</text:span><text:span text:style-name="T30">∈</text:span><text:span text:style-name="T32">O(</text:span><text:span text:style-name="T40">1</text:span><text:span text:style-name="T32">).</text:span></text:p>
          </table:table-cell>
        </table:table-row>
        <table:table-row>
          <table:table-cell table:style-name="Table2.A3" office:value-type="string">
            <text:p text:style-name="P10">getWallStatus()</text:p>
          </table:table-cell>
          <table:table-cell table:style-name="Table2.A3" table:number-columns-spanned="2" office:value-type="string">
            <text:p text:style-name="P10">O(<text:span text:style-name="T86">n</text:span>) <text:span text:style-name="T83">getWallStatus() similarly to above occurs if </text:span><text:span text:style-name="T87">one coordinate is in the adjList{}, but the second</text:span><text:span text:style-name="T83"> coordinate is not </text:span><text:span text:style-name="T87">connected to it. It must</text:span><text:span text:style-name="T83"> then scan through the entire list before returning False</text:span><text:span text:style-name="T30">∈</text:span><text:span text:style-name="T32">O(</text:span><text:span text:style-name="T39">n</text:span><text:span text:style-name="T32">).</text:span></text:p>
          </table:table-cell>
          <table:covered-table-cell/>
          <table:table-cell table:style-name="Table2.A3" office:value-type="string">
            <text:p text:style-name="P10">O(<text:span text:style-name="T86">1</text:span>) <text:span text:style-name="T85">occurs when the first <text:s/>vertex is not present </text:span><text:span text:style-name="T84">in the adjList{} </text:span><text:span text:style-name="T85">thus it just returns False</text:span><text:span text:style-name="T30">∈</text:span><text:span text:style-name="T32">O(</text:span><text:span text:style-name="T40">1</text:span><text:span text:style-name="T32">).</text:span></text:p>
          </table:table-cell>
        </table:table-row>
        <table:table-row>
          <table:table-cell table:style-name="Table2.A2" office:value-type="string">
            <text:p text:style-name="P10">neighbours()</text:p>
          </table:table-cell>
          <table:table-cell table:style-name="Table2.A2" table:number-columns-spanned="3" office:value-type="string">
            <text:p text:style-name="P10"/>
            <text:p text:style-name="P10">O(<text:span text:style-name="T88">1</text:span>) <text:span text:style-name="T88">occurs when the coordinate is not present in adjList{} thus it just returns an empty list</text:span><text:span text:style-name="T30">∈</text:span><text:span text:style-name="T32">O(</text:span><text:span text:style-name="T40">1</text:span><text:span text:style-name="T32">). </text:span><text:span text:style-name="T41">Alternatively since in our maze implementation a maximum number of 4 neighbours are present these would be returned which is still</text:span><text:span text:style-name="T30">∈</text:span><text:span text:style-name="T32">O(</text:span><text:span text:style-name="T40">1</text:span><text:span text:style-name="T32">). 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adjListGraph</text:p>
          </table:table-cell>
          <table:table-cell table:style-name="Table2.A2" table:number-columns-spanned="2" office:value-type="string">
            <text:p text:style-name="P10">O(<text:span text:style-name="T89">n</text:span>)</text:p>
          </table:table-cell>
          <table:covered-table-cell/>
          <table:table-cell table:style-name="Table2.A2" office:value-type="string">
            <text:p text:style-name="P10">O(<text:span text:style-name="T89">1</text:span>)</text:p>
          </table:table-cell>
        </table:table-row>
      </table:table>
      <text:p text:style-name="P21">Figure <text:span text:style-name="T63">1.2: Time Complexity for Adjacency List Graph Maze</text:span></text:p>
      <text:p text:style-name="P19"/>
      <text:p text:style-name="P20">Adjacency Matrix <text:span text:style-name="T64">Graph Maz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Operations</text:p>
          </table:table-cell>
          <table:table-cell table:style-name="Table3.A1" office:value-type="string">
            <text:p text:style-name="P4">Worst Case</text:p>
          </table:table-cell>
          <table:table-cell table:style-name="Table3.A1" office:value-type="string">
            <text:p text:style-name="P3"><text:span text:style-name="T13">Best </text:span>Case</text:p>
          </table:table-cell>
        </table:table-row>
        <table:table-row>
          <table:table-cell table:style-name="Table3.A2" office:value-type="string">
            <text:p text:style-name="P17">__init__()</text:p>
          </table:table-cell>
          <table:table-cell table:style-name="Table3.A2" office:value-type="string">
            <text:p text:style-name="P16">O(<text:span text:style-name="T90">n</text:span><text:span text:style-name="T10">2</text:span>) <text:span text:style-name="T91">occurs when we need to initialise a adjMatrix[] where rowNum = colNum, where all cells need to be set to 0</text:span><text:span text:style-name="T30">∈</text:span><text:span text:style-name="T32">O(</text:span><text:span text:style-name="T42">n</text:span><text:span text:style-name="T11">2</text:span><text:span text:style-name="T32">).</text:span></text:p>
          </table:table-cell>
          <table:table-cell table:style-name="Table3.A2" office:value-type="string">
            <text:p text:style-name="P16">O(<text:span text:style-name="T92">1</text:span>) <text:span text:style-name="T93">occurs when the graph is empty, or very small. </text:span></text:p>
          </table:table-cell>
        </table:table-row>
        <table:table-row>
          <table:table-cell table:style-name="Table3.A3" office:value-type="string">
            <text:p text:style-name="P10">addVertex()</text:p>
          </table:table-cell>
          <table:table-cell table:style-name="Table3.A3" office:value-type="string">
            <text:p text:style-name="P10">O(<text:span text:style-name="T92">n</text:span>) <text:span text:style-name="T94">occurs when there is a new coordinate being added, and the adjacency matrix needs to be expanded by iterating through the existing rows, and adding the new element</text:span><text:span text:style-name="T30">∈</text:span><text:span text:style-name="T32">O(</text:span><text:span text:style-name="T42">n</text:span><text:span text:style-name="T32">).</text:span></text:p>
          </table:table-cell>
          <table:table-cell table:style-name="Table3.A3" office:value-type="string">
            <text:p text:style-name="P10">O(<text:span text:style-name="T94">1</text:span>) <text:span text:style-name="T94">occurs when the coordinate is already present in the list, thus no changes are made</text:span><text:span text:style-name="T30">∈</text:span><text:span text:style-name="T32">O(</text:span><text:span text:style-name="T43">1</text:span><text:span text:style-name="T32">).</text:span></text:p>
          </table:table-cell>
        </table:table-row>
        <table:table-row>
          <table:table-cell table:style-name="Table3.A3" office:value-type="string">
            <text:p text:style-name="P10">addVertices()</text:p>
          </table:table-cell>
          <table:table-cell table:style-name="Table3.A3" office:value-type="string">
            <text:p text:style-name="P10">O(<text:span text:style-name="T92">n</text:span><text:span text:style-name="T95">^2</text:span>) <text:span text:style-name="T96">occurs when all of the vertices are new, and the matrix needs to be expanded for each vertex. </text:span></text:p>
          </table:table-cell>
          <table:table-cell table:style-name="Table3.A3" office:value-type="string">
            <text:p text:style-name="P10">O(<text:span text:style-name="T92">n</text:span>) <text:span text:style-name="T97">occurs as it calls addVertex() n times </text:span><text:span text:style-name="T98">for every vertex coordinate i</text:span><text:span text:style-name="T99">n</text:span><text:span text:style-name="T98"> </text:span><text:span text:style-name="T100">vertex{}</text:span><text:span text:style-name="T98">.</text:span></text:p>
          </table:table-cell>
        </table:table-row>
        <table:table-row>
          <table:table-cell table:style-name="Table3.A3" office:value-type="string">
            <text:p text:style-name="P10">addEdge()</text:p>
          </table:table-cell>
          <table:table-cell table:style-name="Table3.A3" table:number-columns-spanned="2" office:value-type="string">
            <text:p text:style-name="P10">O(<text:span text:style-name="T65">1</text:span>) <text:span text:style-name="T72">addEdge() appends the adjacency </text:span><text:span text:style-name="T101">matrix</text:span><text:span text:style-name="T72"> when </text:span><text:span text:style-name="T73">both the coordinates</text:span><text:span text:style-name="T30">∈</text:span><text:span text:style-name="T44">vertex{}</text:span><text:span text:style-name="T31"> </text:span><text:span text:style-name="T32">as it simply just adds </text:span><text:span text:style-name="T33">a </text:span><text:span text:style-name="T32">wall </text:span><text:span text:style-name="T34">and returns</text:span><text:span text:style-name="T32"> True</text:span><text:span text:style-name="T30">∈</text:span><text:span text:style-name="T34">O(1)</text:span><text:span text:style-name="T32">. If either or both coordinates∉</text:span><text:span text:style-name="T44">vertex{}</text:span><text:span text:style-name="T32"> then the function returns False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3" office:value-type="string">
            <text:p text:style-name="P10">updateWall()</text:p>
          </table:table-cell>
          <table:table-cell table:style-name="Table3.A3" table:number-columns-spanned="2" office:value-type="string">
            <text:p text:style-name="P10">O(<text:span text:style-name="T65">1</text:span>) <text:span text:style-name="T72">appends the adjacency </text:span><text:span text:style-name="T102">matrix</text:span><text:span text:style-name="T72"> when </text:span><text:span text:style-name="T73">both the coordinates</text:span><text:span text:style-name="T30">∈</text:span><text:span text:style-name="T45">vertex{}</text:span><text:span text:style-name="T31"> </text:span><text:span text:style-name="T32">as it simply just adds </text:span><text:span text:style-name="T33">a </text:span><text:span text:style-name="T32">wall </text:span><text:span text:style-name="T34">and returns</text:span><text:span text:style-name="T32"> True</text:span><text:span text:style-name="T30">∈</text:span><text:span text:style-name="T34">O(1)</text:span><text:span text:style-name="T32">. If either or both coordinates∉</text:span><text:span text:style-name="T45">vertex{}</text:span><text:span text:style-name="T32"> then the function returns False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3" office:value-type="string">
            <text:p text:style-name="P10">removeEdge()</text:p>
          </table:table-cell>
          <table:table-cell table:style-name="Table3.A3" table:number-columns-spanned="2" office:value-type="string">
            <text:p text:style-name="P10">O(<text:span text:style-name="T65">1</text:span>)<text:span text:style-name="T72"> appends the adjacency </text:span><text:span text:style-name="T103">matrix</text:span><text:span text:style-name="T72"> when </text:span><text:span text:style-name="T73">both the coordinates</text:span><text:span text:style-name="T30">∈</text:span><text:span text:style-name="T46">vertex{}</text:span><text:span text:style-name="T31"> </text:span><text:span text:style-name="T32">as it simply just </text:span><text:span text:style-name="T47">removes the Edge by setting the cell to 0</text:span><text:span text:style-name="T32"> </text:span><text:span text:style-name="T34">and returns</text:span><text:span text:style-name="T32"> True</text:span><text:span text:style-name="T30">∈</text:span><text:span text:style-name="T34">O(1)</text:span><text:span text:style-name="T32">. If either or both coordinates∉</text:span><text:span text:style-name="T46">vertex{}</text:span><text:span text:style-name="T32"> then </text:span><text:span text:style-name="T48">it</text:span><text:span text:style-name="T32"> returns False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3" office:value-type="string">
            <text:p text:style-name="P10">hasVertex()</text:p>
          </table:table-cell>
          <table:table-cell table:style-name="Table3.A3" table:number-columns-spanned="2" office:value-type="string">
            <text:p text:style-name="P10">O(<text:span text:style-name="T79">1</text:span>) <text:span text:style-name="T79">hasVertex() simply checks if the vertice </text:span><text:span text:style-name="T80">given </text:span><text:span text:style-name="T79">is present in the </text:span><text:span text:style-name="T104">vertex{}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3" office:value-type="string">
            <text:p text:style-name="P10">hasEdge()</text:p>
          </table:table-cell>
          <table:table-cell table:style-name="Table3.A3" table:number-columns-spanned="2" office:value-type="string">
            <text:p text:style-name="P10">O(<text:span text:style-name="T65">1</text:span>)<text:span text:style-name="T72"> </text:span><text:span text:style-name="T105">queries</text:span><text:span text:style-name="T72"> the adjacency </text:span><text:span text:style-name="T103">matrix</text:span><text:span text:style-name="T72"> when </text:span><text:span text:style-name="T73">both the coordinates</text:span><text:span text:style-name="T30">∈</text:span><text:span text:style-name="T46">vertex{} </text:span><text:span text:style-name="T49">and</text:span><text:span text:style-name="T32"> simply</text:span><text:span text:style-name="T34"> returns</text:span><text:span text:style-name="T32"> </text:span><text:span text:style-name="T50">the vertex</text:span><text:span text:style-name="T30">∈</text:span><text:span text:style-name="T34">O(1)</text:span><text:span text:style-name="T32">. If either or both coordinates∉</text:span><text:span text:style-name="T46">vertex{}</text:span><text:span text:style-name="T32"> then </text:span><text:span text:style-name="T48">it</text:span><text:span text:style-name="T32"> returns False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3" office:value-type="string">
            <text:p text:style-name="P10">getWallStatus()</text:p>
          </table:table-cell>
          <table:table-cell table:style-name="Table3.A3" table:number-columns-spanned="2" office:value-type="string">
            <text:p text:style-name="P10">O(<text:span text:style-name="T65">1</text:span>)<text:span text:style-name="T72"> </text:span><text:span text:style-name="T106">queries</text:span><text:span text:style-name="T72"> the adjacency </text:span><text:span text:style-name="T103">matrix</text:span><text:span text:style-name="T72"> when </text:span><text:span text:style-name="T73">both the coordinates</text:span><text:span text:style-name="T30">∈</text:span><text:span text:style-name="T46">vertex{}</text:span><text:span text:style-name="T31"> </text:span><text:span text:style-name="T49">and</text:span><text:span text:style-name="T32"> simply</text:span><text:span text:style-name="T34"> returns</text:span><text:span text:style-name="T32"> </text:span><text:span text:style-name="T50">the vertex </text:span><text:span text:style-name="T49">if it is a wall</text:span><text:span text:style-name="T30">∈</text:span><text:span text:style-name="T34">O(1)</text:span><text:span text:style-name="T32">. If either or both coordinates∉</text:span><text:span text:style-name="T46">vertex{}</text:span><text:span text:style-name="T32"> </text:span><text:span text:style-name="T49">or there is no wall </text:span><text:span text:style-name="T32">then </text:span><text:span text:style-name="T48">it</text:span><text:span text:style-name="T32"> returns False</text:span><text:span text:style-name="T30">∈</text:span><text:span text:style-name="T32">O(1).</text:span></text:p>
          </table:table-cell>
          <table:covered-table-cell/>
        </table:table-row>
        <table:table-row>
          <table:table-cell table:style-name="Table3.A2" office:value-type="string">
            <text:p text:style-name="P10">neighbours()</text:p>
          </table:table-cell>
          <table:table-cell table:style-name="Table3.A2" office:value-type="string">
            <text:p text:style-name="P10">O(<text:span text:style-name="T92">n</text:span>) <text:span text:style-name="T107">occurs as the function needs to iterate through the row in the adjacency matrix</text:span><text:span text:style-name="T30">∈</text:span><text:span text:style-name="T32">O(</text:span><text:span text:style-name="T51">n</text:span><text:span text:style-name="T32">).</text:span></text:p>
          </table:table-cell>
          <table:table-cell table:style-name="Table3.A2" office:value-type="string">
            <text:p text:style-name="P10">O(<text:span text:style-name="T88">1</text:span>) <text:span text:style-name="T88">occurs when the coordinate is not present in </text:span><text:span text:style-name="T108">vertex</text:span><text:span text:style-name="T88">{} thus it just returns an empty list</text:span><text:span text:style-name="T30">∈</text:span><text:span text:style-name="T32">O(</text:span><text:span text:style-name="T40">1</text:span><text:span text:style-name="T32">).</text:span></text:p>
          </table:table-cell>
        </table:table-row>
        <table:table-row>
          <table:table-cell table:style-name="Table3.A2" office:value-type="string">
            <text:p text:style-name="P17">adjMatGraph</text:p>
          </table:table-cell>
          <table:table-cell table:style-name="Table3.A2" office:value-type="string">
            <text:p text:style-name="P10">O(<text:span text:style-name="T109">n^2</text:span>)</text:p>
          </table:table-cell>
          <table:table-cell table:style-name="Table3.A2" office:value-type="string">
            <text:p text:style-name="P10">O(<text:span text:style-name="T109">n</text:span>)</text:p>
          </table:table-cell>
        </table:table-row>
      </table:table>
      <text:p text:style-name="P18"><text:span text:style-name="T1">Figure </text:span><text:span text:style-name="T2">1.3: Time Complexity for Adjacency </text:span><text:span text:style-name="T3">Matrix </text:span><text:span text:style-name="T2">Graph Maz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2:52:25.121194880</meta:creation-date>
    <dc:date>2024-04-16T22:55:59.940618337</dc:date>
    <meta:editing-duration>PT3M35S</meta:editing-duration>
    <meta:editing-cycles>3</meta:editing-cycles>
    <meta:generator>LibreOffice/24.2.2.2$Linux_X86_64 LibreOffice_project/420$Build-2</meta:generator>
    <meta:document-statistic meta:table-count="3" meta:image-count="0" meta:object-count="0" meta:page-count="3" meta:paragraph-count="88" meta:word-count="966" meta:character-count="6196" meta:non-whitespace-character-count="5312"/>
  </office:meta>
</office:document-meta>
</file>